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2.813cm" style:rel-column-width="1595*"/>
    </style:style>
    <style:style style:name="Tableau1.B" style:family="table-column">
      <style:table-column-properties style:column-width="6.401cm" style:rel-column-width="3629*"/>
    </style:style>
    <style:style style:name="Tableau1.C" style:family="table-column">
      <style:table-column-properties style:column-width="3.097cm" style:rel-column-width="1756*"/>
    </style:style>
    <style:style style:name="Tableau1.D" style:family="table-column">
      <style:table-column-properties style:column-width="4.688cm" style:rel-column-width="2658*"/>
    </style:style>
    <style:style style:name="Tableau1.1" style:family="table-row">
      <style:table-row-properties fo:background-color="#cccccc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none" fo:border-top="none" fo:border-bottom="0.5pt solid #000000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none" fo:border-top="none" fo:border-bottom="0.5pt solid #000000"/>
    </style:style>
    <style:style style:name="Tableau1.D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none" fo:border-top="none" fo:border-bottom="0.5pt solid #000000"/>
    </style:style>
    <style:style style:name="Tableau1.D10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3.51cm" style:rel-column-width="1990*"/>
    </style:style>
    <style:style style:name="Tableau2.B" style:family="table-column">
      <style:table-column-properties style:column-width="4.389cm" style:rel-column-width="2488*"/>
    </style:style>
    <style:style style:name="Tableau2.C" style:family="table-column">
      <style:table-column-properties style:column-width="2.401cm" style:rel-column-width="1361*"/>
    </style:style>
    <style:style style:name="Tableau2.D" style:family="table-column">
      <style:table-column-properties style:column-width="2.194cm" style:rel-column-width="1244*"/>
    </style:style>
    <style:style style:name="Tableau2.E" style:family="table-column">
      <style:table-column-properties style:column-width="4.507cm" style:rel-column-width="2555*"/>
    </style:style>
    <style:style style:name="Tableau2.1" style:family="table-row">
      <style:table-row-properties fo:background-color="#cccccc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B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none" fo:border-top="none" fo:border-bottom="0.5pt solid #000000"/>
    </style:style>
    <style:style style:name="Tableau2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fo:padding="0.097cm" fo:border-left="0.5pt solid #000000" fo:border-right="none" fo:border-top="none" fo:border-bottom="0.5pt solid #000000"/>
    </style:style>
    <style:style style:name="Tableau2.B6" style:family="table-cell">
      <style:table-cell-properties fo:padding="0.097cm" fo:border-left="0.5pt solid #000000" fo:border-right="none" fo:border-top="none" fo:border-bottom="0.5pt solid #000000"/>
    </style:style>
    <style:style style:name="Tableau2.C6" style:family="table-cell">
      <style:table-cell-properties fo:padding="0.097cm" fo:border-left="0.5pt solid #000000" fo:border-right="none" fo:border-top="none" fo:border-bottom="0.5pt solid #000000"/>
    </style:style>
    <style:style style:name="Tableau2.D6" style:family="table-cell">
      <style:table-cell-properties fo:padding="0.097cm" fo:border-left="0.5pt solid #000000" fo:border-right="none" fo:border-top="none" fo:border-bottom="0.5pt solid #000000"/>
    </style:style>
    <style:style style:name="Tableau2.E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cccccc" draw:fill-gradient-name="gradient" draw:fill-hatch-name="hatch"/>
      <style:paragraph-properties fo:text-align="center" style:justify-single-word="false" fo:background-color="#cccccc" fo:padding="0.049cm" fo:border="0.06pt solid #000000"/>
      <style:text-properties style:font-name="Arial" fo:font-size="15pt" fo:font-weight="bold" officeooo:rsid="00125fda" officeooo:paragraph-rsid="00125fda" style:font-size-asian="15pt" style:font-weight-asian="bold" style:font-size-complex="15pt" style:font-weight-complex="bold"/>
    </style:style>
    <style:style style:name="P2" style:family="paragraph" style:parent-style-name="Standard">
      <loext:graphic-properties draw:fill="solid" draw:fill-color="#cccccc" draw:fill-gradient-name="gradient" draw:fill-hatch-name="hatch"/>
      <style:paragraph-properties fo:text-align="center" style:justify-single-word="false" fo:background-color="#cccccc" fo:padding="0.049cm" fo:border="0.06pt solid #000000"/>
      <style:text-properties style:font-name="Arial" fo:font-size="10pt" fo:font-style="italic" fo:font-weight="normal" officeooo:rsid="00125fda" officeooo:paragraph-rsid="00125fda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officeooo:rsid="00125fda" officeooo:paragraph-rsid="00125fda"/>
    </style:style>
    <style:style style:name="P4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officeooo:paragraph-rsid="00125fda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beb12" officeooo:paragraph-rsid="00125fda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fo:font-weight="bold" officeooo:rsid="0013bd90" officeooo:paragraph-rsid="00125fd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25fda" officeooo:paragraph-rsid="00125fda" style:font-weight-asian="normal" style:font-weight-complex="normal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" fo:font-weight="normal" officeooo:rsid="00125fda" officeooo:paragraph-rsid="00125fd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Arial" fo:font-size="17pt" style:text-underline-style="solid" style:text-underline-width="auto" style:text-underline-color="font-color" fo:font-weight="bold" officeooo:rsid="00125fda" officeooo:paragraph-rsid="00125fda" style:font-size-asian="17pt" style:font-weight-asian="bold" style:font-size-complex="17pt" style:font-weight-complex="bold"/>
    </style:style>
    <style:style style:name="P10" style:family="paragraph" style:parent-style-name="Standard">
      <loext:graphic-properties draw:fill="solid" draw:fill-color="#cccccc" draw:fill-gradient-name="gradient" draw:fill-hatch-name="hatch"/>
      <style:paragraph-properties fo:text-align="center" style:justify-single-word="false" fo:background-color="#cccccc" fo:padding="0.049cm" fo:border="0.06pt solid #000000"/>
      <style:text-properties fo:color="#c9211e" loext:opacity="100%" style:font-name="Arial" fo:font-size="24pt" style:text-underline-style="solid" style:text-underline-width="auto" style:text-underline-color="font-color" fo:font-weight="bold" officeooo:rsid="00125fda" officeooo:paragraph-rsid="00125fda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ff0000" loext:opacity="100%" style:font-name="Arial" fo:font-size="24pt" style:text-underline-style="solid" style:text-underline-width="auto" style:text-underline-color="font-color" fo:font-weight="bold" officeooo:rsid="00037705" officeooo:paragraph-rsid="00125fda" fo:background-color="transparent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ff0000" loext:opacity="100%" style:font-name="Arial" fo:font-size="24pt" style:text-underline-style="solid" style:text-underline-width="auto" style:text-underline-color="font-color" fo:font-weight="bold" officeooo:rsid="00125fda" officeooo:paragraph-rsid="00125fda" fo:background-color="transparent" style:font-size-asian="21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style:font-name="Arial" fo:font-size="24pt" style:text-underline-style="solid" style:text-underline-width="auto" style:text-underline-color="font-color" fo:font-weight="bold" officeooo:rsid="00125fda" officeooo:paragraph-rsid="00125fda" fo:background-color="transparent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officeooo:rsid="00037705" officeooo:paragraph-rsid="00125fda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fo:font-weight="bold" officeooo:rsid="000beb12" officeooo:paragraph-rsid="00125fda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 fo:font-weight="bold" officeooo:rsid="0008674e" officeooo:paragraph-rsid="00125fd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officeooo:rsid="00125fda" officeooo:paragraph-rsid="00125fd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125fda" officeooo:paragraph-rsid="00125fda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officeooo:rsid="000beb12" officeooo:paragraph-rsid="00125fda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Arial" fo:font-size="17pt" style:text-underline-style="solid" style:text-underline-width="auto" style:text-underline-color="font-color" fo:font-weight="bold" officeooo:rsid="00125fda" officeooo:paragraph-rsid="00125fda" style:font-size-asian="17pt" style:font-weight-asian="bold" style:font-size-complex="17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bold" officeooo:rsid="00037705" officeooo:paragraph-rsid="00125fda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officeooo:paragraph-rsid="00168a91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74e" style:font-weight-asian="bold" style:font-weight-complex="bold"/>
    </style:style>
    <style:style style:name="T3" style:family="text">
      <style:text-properties fo:font-weight="bold" officeooo:rsid="000ea859" style:font-weight-asian="bold" style:font-weight-complex="bold"/>
    </style:style>
    <style:style style:name="T4" style:family="text">
      <style:text-properties fo:font-weight="bold" officeooo:rsid="00125fda" style:font-weight-asian="bold" style:font-weight-complex="bold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officeooo:rsid="0014e011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25fda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70abd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68a91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70abd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a9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0abd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fo:font-weight="bold" officeooo:rsid="00168a91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fo:font-weight="bold" officeooo:rsid="00170abd" style:text-blinking="false" fo:background-color="transparent" loext:char-shading-value="0"/>
    </style:style>
    <style:style style:name="T28" style:family="text">
      <style:text-properties officeooo:rsid="00168a91"/>
    </style:style>
    <style:style style:name="T29" style:family="text">
      <style:text-properties fo:color="#ff0000" loext:opacity="100%" fo:font-size="24pt" style:text-underline-style="solid" style:text-underline-width="auto" style:text-underline-color="font-color" fo:background-color="transparent" loext:char-shading-value="0" style:font-size-asian="21pt" style:font-size-complex="2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Projet BD Logiciel</text:p>
      <text:p text:style-name="P1">Armoire à pharmacie sécurisée</text:p>
      <text:p text:style-name="P2">Natan FAURITE 22302350, Danys HAOUATI 22301506, Alexandre GABRIEL <text:span text:style-name="T6">22406789</text:span>, Titouan GISSOT 22406979, Timéo CAILLARD <text:span text:style-name="T6">22402521</text:span>, Thomas FAURÉ 22202817</text:p>
      <text:p text:style-name="P11">Table des matières</text:p>
      <text:p text:style-name="P5"/>
      <text:p text:style-name="P14"/>
      <text:p text:style-name="P4"><text:span text:style-name="T4">I-</text:span><text:span text:style-name="T3"> </text:span><text:span text:style-name="T4">Présentation du projet</text:span><text:span text:style-name="T1"><text:tab/></text:span><text:span text:style-name="T4">3</text:span></text:p>
      <text:p text:style-name="P15"/>
      <text:p text:style-name="P4"><text:span text:style-name="T4">II-</text:span><text:span text:style-name="T3"> </text:span><text:span text:style-name="T4">Cahier des charges</text:span><text:span text:style-name="T1"><text:tab/></text:span><text:span text:style-name="T4">4</text:span></text:p>
      <text:p text:style-name="P4"/>
      <text:p text:style-name="P4"><text:span text:style-name="T4">III- Risques relatifs au projet</text:span><text:span text:style-name="T1"><text:tab/></text:span><text:span text:style-name="T4">5</text:span></text:p>
      <text:p text:style-name="P6"/>
      <text:p text:style-name="P4"><text:span text:style-name="T4">IV- Tâches du projet</text:span><text:span text:style-name="T2"><text:tab/></text:span><text:span text:style-name="T4">6</text:span></text:p>
      <text:p text:style-name="P16"/>
      <text:p text:style-name="P4"><text:span text:style-name="T4">V- Planification et suivi des tâches</text:span><text:span text:style-name="T2"><text:tab/></text:span><text:span text:style-name="T4">7</text:span></text:p>
      <text:p text:style-name="P16"/>
      <text:p text:style-name="P4"><text:span text:style-name="T4">VI- Organisation de l’équipe</text:span><text:span text:style-name="T2"><text:tab/></text:span><text:span text:style-name="T4">9</text:span></text:p>
      <text:p text:style-name="P16"/>
      <text:p text:style-name="P4"><text:span text:style-name="T4">VII- Gestion de la documentation</text:span><text:span text:style-name="T2"><text:tab/>10</text:span></text:p>
      <text:p text:style-name="P16"/>
      <text:p text:style-name="P3"><text:span text:style-name="T2">V</text:span><text:span text:style-name="T1">III- Analyse critique du déroulement du projet<text:tab/>11</text:span></text:p>
      <text:p text:style-name="P12">Présentation du projet</text:p>
      <text:p text:style-name="P5"/>
      <text:p text:style-name="P22"/>
      <text:p text:style-name="P23"><text:bookmark text:name="docs-internal-guid-16697adb-7fff-d834-9b90-6f7476f8ccc7"/><text:tab/>Ce projet a pour objectif de développer une armoire à pharmacie sécurisée et connectée. Elle est destinée, dans un premier temps, aux centres médicaux (hôpitaux et pharmacies), avec une extension potentielle future aux particuliers gérant des traitements lourds.</text:p>
      <text:p text:style-name="P23"/>
      <text:p text:style-name="P23">L'armoire sera structurée en casiers pour divers médicaments, dont l'accès sera déterminé par la fonction de l'utilisateur (médecin, infirmier, aide-soignant).</text:p>
      <text:p text:style-name="P23"/>
      <text:p text:style-name="P23">Équipements et fonctionnalités :</text:p>
      <text:p text:style-name="P23"/>
      <text:list xml:id="list1787709474" text:style-name="L1">
        <text:list-item>
          <text:p text:style-name="P25"><text:span text:style-name="T5">Conservation :</text:span><text:span text:style-name="T7"> Un capteur de température et d'humidité assurera la bonne conservation des médicaments.</text:span></text:p>
        </text:list-item>
        <text:list-item>
          <text:p text:style-name="P24"><text:span text:style-name="T5">Sécurité et Assistance :</text:span><text:span text:style-name="T7"> Elle inclura un bouton d'aide pour l'assistance et un bouton d'urgence.</text:span></text:p>
        </text:list-item>
        <text:list-item>
          <text:p text:style-name="P24"><text:span text:style-name="T5">Gestion Électrique :</text:span><text:span text:style-name="T7"> Des « wall plugs » permettront de contrôler l'éclairage pour une consommation électrique maîtrisée, et un autre sera utilisé pour couper l'électricité en cas d'urgence.</text:span></text:p>
        </text:list-item>
        <text:list-item>
          <text:p text:style-name="P24"><text:span text:style-name="T5">Traçabilité et Alertes :</text:span><text:span text:style-name="T7"> Les actions seront enregistrées dans des logs. Des alertes seront déclenchées si l'ouverture d'un casier est trop longue ou si les valeurs mesurées par les capteurs deviennent préoccupantes.</text:span></text:p>
        </text:list-item>
      </text:list>
      <text:p text:style-name="P23"/>
      <text:p text:style-name="P23">Architecture technique :</text:p>
      <text:p text:style-name="P23"/>
      <text:list text:style-name="L2">
        <text:list-item>
          <text:p text:style-name="P26"><text:span text:style-name="T5">Infrastructure matérielle (IoT) :</text:span><text:span text:style-name="T7"> Gestion des armoires et casiers équipés de capteurs de porte, de boutons, et de multi-capteurs environnementaux.</text:span></text:p>
        </text:list-item>
        <text:list-item>
          <text:p text:style-name="P26"><text:span text:style-name="T5">Serveur Web et Base de Données :</text:span><text:span text:style-name="T7"> Utilisation d'un Raspberry Pi, qui hébergera le serveur Apache et le Système de Gestion de Base de Données (SGBD) MariaDB.</text:span></text:p>
        </text:list-item>
        <text:list-item>
          <text:p text:style-name="P26"><text:span text:style-name="T5">Interface Utilisateur (Front-End) :</text:span><text:span text:style-name="T7"> Tableaux de bord et historiques affichés sur un client web (navigateur), développés en</text:span><text:span text:style-name="T8"> HTML, CSS et JavaScript.</text:span></text:p>
        </text:list-item>
        <text:list-item>
          <text:p text:style-name="P26"><text:span text:style-name="T5">Logique Applicative (Back-End) :</text:span><text:span text:style-name="T7"> Scripts PHP pour le traitement des requêtes HTTP entre le client et le serveur.</text:span></text:p>
        </text:list-item>
      </text:list>
      <text:p text:style-name="P23"/>
      <text:p text:style-name="P12">Cahier des charges</text:p>
      <text:p text:style-name="P5"/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8"><text:span text:style-name="T26">C</text:span><text:span text:style-name="T25">atégorie</text:span></text:p>
          </table:table-cell>
          <table:table-cell table:style-name="Tableau1.A1" office:value-type="string">
            <text:p text:style-name="P28"><text:span text:style-name="T26">D</text:span><text:span text:style-name="T25">escription du besoin</text:span></text:p>
          </table:table-cell>
          <table:table-cell table:style-name="Tableau1.A1" office:value-type="string">
            <text:p text:style-name="P28"><text:span text:style-name="T26">P</text:span><text:span text:style-name="T25">riorité</text:span></text:p>
          </table:table-cell>
          <table:table-cell table:style-name="Tableau1.D1" office:value-type="string">
            <text:p text:style-name="P31"><text:span text:style-name="T26">C</text:span><text:span text:style-name="T25">ritère de validation</text:span></text:p>
          </table:table-cell>
        </table:table-row>
        <table:table-row>
          <table:table-cell table:style-name="Tableau1.A2" office:value-type="string">
            <text:p text:style-name="P27"><text:span text:style-name="T20">F</text:span><text:span text:style-name="T19">onctionnel</text:span></text:p>
          </table:table-cell>
          <table:table-cell table:style-name="Tableau1.B2" office:value-type="string">
            <text:p text:style-name="P30"><text:span text:style-name="T23">L</text:span><text:span text:style-name="T22">e système doit enregistrer les mesures de température et d’humidité de l’armoire via des capteurs.</text:span></text:p>
          </table:table-cell>
          <table:table-cell table:style-name="Tableau1.C2" office:value-type="string">
            <text:p text:style-name="P27"><text:span text:style-name="T20">I</text:span><text:span text:style-name="T19">ndispensable</text:span> </text:p>
          </table:table-cell>
          <table:table-cell table:style-name="Tableau1.D2" office:value-type="string">
            <text:p text:style-name="P30"><text:span text:style-name="T23">A</text:span><text:span text:style-name="T22">ffichage de l'historique des mesures sur l’interface Web.</text:span></text:p>
          </table:table-cell>
        </table:table-row>
        <table:table-row>
          <table:table-cell table:style-name="Tableau1.A2" office:value-type="string">
            <text:p text:style-name="P27"><text:span text:style-name="T20">F</text:span><text:span text:style-name="T19">onctionnel</text:span></text:p>
          </table:table-cell>
          <table:table-cell table:style-name="Tableau1.B3" office:value-type="string">
            <text:p text:style-name="P30"><text:span text:style-name="T23">L</text:span><text:span text:style-name="T22">’ouverture des casiers dans l’armoire doit être réservée aux utilisateurs authentifiés.</text:span></text:p>
          </table:table-cell>
          <table:table-cell table:style-name="Tableau1.C2" office:value-type="string">
            <text:p text:style-name="P27"><text:span text:style-name="T20">I</text:span><text:span text:style-name="T19">ndispensable</text:span> </text:p>
          </table:table-cell>
          <table:table-cell table:style-name="Tableau1.D3" office:value-type="string">
            <text:p text:style-name="P30"><text:span text:style-name="T23">I</text:span><text:span text:style-name="T22">mpossibilité de déverrouiller un casier sans un code haché valide dans la BD.</text:span></text:p>
          </table:table-cell>
        </table:table-row>
        <table:table-row>
          <table:table-cell table:style-name="Tableau1.A2" office:value-type="string">
            <text:p text:style-name="P27"><text:span text:style-name="T20">F</text:span><text:span text:style-name="T19">onctionnel</text:span></text:p>
          </table:table-cell>
          <table:table-cell table:style-name="Tableau1.B4" office:value-type="string">
            <text:p text:style-name="P30"><text:span text:style-name="T23">C</text:span><text:span text:style-name="T22">haque interaction (ouverture de porte) doit être enregistrée avec un horodatage.</text:span></text:p>
          </table:table-cell>
          <table:table-cell table:style-name="Tableau1.C2" office:value-type="string">
            <text:p text:style-name="P27"><text:span text:style-name="T20">I</text:span><text:span text:style-name="T19">ndispensable</text:span> </text:p>
          </table:table-cell>
          <table:table-cell table:style-name="Tableau1.D4" office:value-type="string">
            <text:p text:style-name="P30"><text:span text:style-name="T23">E</text:span><text:span text:style-name="T22">nregistrement des connexions dans une table Logs dans la BD.</text:span></text:p>
          </table:table-cell>
        </table:table-row>
        <table:table-row>
          <table:table-cell table:style-name="Tableau1.A2" office:value-type="string">
            <text:p text:style-name="P27"><text:span text:style-name="T20">F</text:span><text:span text:style-name="T19">onctionnel</text:span></text:p>
          </table:table-cell>
          <table:table-cell table:style-name="Tableau1.B5" office:value-type="string">
            <text:p text:style-name="P30"><text:span text:style-name="T23">L</text:span><text:span text:style-name="T22">e système doit déclencher une alerte en cas de dépassement d’un seuil critique (ex : température trop élevée, durée de connexion trop importante).</text:span></text:p>
          </table:table-cell>
          <table:table-cell table:style-name="Tableau1.C2" office:value-type="string">
            <text:p text:style-name="P27"><text:bookmark text:name="docs-internal-guid-025e2116-7fff-ff37-090b-05a452f93b38"/><text:span text:style-name="T19">Important</text:span> </text:p>
          </table:table-cell>
          <table:table-cell table:style-name="Tableau1.D5" office:value-type="string">
            <text:p text:style-name="P30"><text:span text:style-name="T22">Génération d’une ligne d’alerte dans la BD et affichage sur le site web.</text:span></text:p>
          </table:table-cell>
        </table:table-row>
        <table:table-row>
          <table:table-cell table:style-name="Tableau1.A2" office:value-type="string">
            <text:p text:style-name="P30"><text:span text:style-name="T20">F</text:span><text:span text:style-name="T19">onctionnel</text:span></text:p>
          </table:table-cell>
          <table:table-cell table:style-name="Tableau1.B6" office:value-type="string">
            <text:p text:style-name="P30"><text:span text:style-name="T23">Vi</text:span><text:span text:style-name="T22">sualisation des médicaments présents dans chaque casier et de leur date de péremption.</text:span></text:p>
          </table:table-cell>
          <table:table-cell table:style-name="Tableau1.C2" office:value-type="string">
            <text:p text:style-name="P30"><text:span text:style-name="T20">O</text:span><text:span text:style-name="T19">ptionnel</text:span></text:p>
          </table:table-cell>
          <table:table-cell table:style-name="Tableau1.D6" office:value-type="string">
            <text:p text:style-name="P30"><text:span text:style-name="T23">L</text:span><text:span text:style-name="T22">’interface Web permet d’ajouter/retirer un produit dans un casier.</text:span></text:p>
          </table:table-cell>
        </table:table-row>
        <table:table-row>
          <table:table-cell table:style-name="Tableau1.A2" office:value-type="string">
            <text:p text:style-name="P27"><text:span text:style-name="T20">T</text:span><text:span text:style-name="T19">echnique</text:span></text:p>
          </table:table-cell>
          <table:table-cell table:style-name="Tableau1.B7" office:value-type="string">
            <text:p text:style-name="P30"><text:span text:style-name="T23">C</text:span><text:span text:style-name="T22">onception d’un MCD et MLD pour définir le fonctionnement de la base de données.</text:span></text:p>
          </table:table-cell>
          <table:table-cell table:style-name="Tableau1.C2" office:value-type="string">
            <text:p text:style-name="P27"><text:span text:style-name="T20">I</text:span><text:span text:style-name="T19">ndispensable</text:span> </text:p>
          </table:table-cell>
          <table:table-cell table:style-name="Tableau1.D7" office:value-type="string">
            <text:p text:style-name="P30"><text:span text:style-name="T23">M</text:span><text:span text:style-name="T22">CD cohérent et adapté à notre projet.</text:span></text:p>
          </table:table-cell>
        </table:table-row>
        <table:table-row>
          <table:table-cell table:style-name="Tableau1.A2" office:value-type="string">
            <text:p text:style-name="P27"><text:span text:style-name="T20">T</text:span><text:span text:style-name="T19">echnique</text:span></text:p>
          </table:table-cell>
          <table:table-cell table:style-name="Tableau1.B8" office:value-type="string">
            <text:p text:style-name="P30"><text:span text:style-name="T23">C</text:span><text:span text:style-name="T22">onception d’un schéma relationnel en SQL qui correspond au MCD choisi.</text:span></text:p>
          </table:table-cell>
          <table:table-cell table:style-name="Tableau1.C2" office:value-type="string">
            <text:p text:style-name="P27"><text:span text:style-name="T20">I</text:span><text:span text:style-name="T19">ndispensable</text:span> </text:p>
          </table:table-cell>
          <table:table-cell table:style-name="Tableau1.D8" office:value-type="string">
            <text:p text:style-name="P30"><text:span text:style-name="T23">S</text:span><text:span text:style-name="T22">cript SQL fonctionnel.</text:span></text:p>
          </table:table-cell>
        </table:table-row>
        <table:table-row>
          <table:table-cell table:style-name="Tableau1.A2" office:value-type="string">
            <text:p text:style-name="P30"><text:span text:style-name="T20">T</text:span><text:span text:style-name="T19">echnique</text:span></text:p>
          </table:table-cell>
          <table:table-cell table:style-name="Tableau1.B9" office:value-type="string">
            <text:p text:style-name="P30"><text:span text:style-name="T23">U</text:span><text:span text:style-name="T22">tilisation d’un Raspberry Pi agissant comme un serveur de données avec Apache et PHP</text:span></text:p>
          </table:table-cell>
          <table:table-cell table:style-name="Tableau1.C2" office:value-type="string">
            <text:p text:style-name="P27"><text:span text:style-name="T20">I</text:span><text:span text:style-name="T19">ndispensable</text:span> </text:p>
          </table:table-cell>
          <table:table-cell table:style-name="Tableau1.D9" office:value-type="string">
            <text:p text:style-name="P30"><text:span text:style-name="T23">L</text:span><text:span text:style-name="T22">e site web est accessible via l’adresse IP du Raspberry Pi.</text:span></text:p>
          </table:table-cell>
        </table:table-row>
        <table:table-row>
          <table:table-cell table:style-name="Tableau1.A10" office:value-type="string">
            <text:p text:style-name="P21"><text:span text:style-name="T28">T</text:span>echnique </text:p>
          </table:table-cell>
          <table:table-cell table:style-name="Tableau1.B10" office:value-type="string">
            <text:p text:style-name="P29"><text:span text:style-name="T28">D</text:span>éveloppement d’un tableau de bord dynamique en HTML, CSS et JavaScript.</text:p>
          </table:table-cell>
          <table:table-cell table:style-name="Tableau1.C10" office:value-type="string">
            <text:p text:style-name="P27"><text:span text:style-name="T20">I</text:span><text:span text:style-name="T19">mportant</text:span> </text:p>
          </table:table-cell>
          <table:table-cell table:style-name="Tableau1.D10" office:value-type="string">
            <text:p text:style-name="P29"><text:span text:style-name="T28">L</text:span>es pages Web s’affichent correctement et requêtent le back-end PHP.</text:p>
          </table:table-cell>
        </table:table-row>
      </table:table>
      <text:p text:style-name="P17"><text:soft-page-break/><text:span text:style-name="T29">Risques relatifs au projet</text:span></text:p>
      <text:p text:style-name="P5"/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8"><text:span text:style-name="T27">C</text:span><text:span text:style-name="T25">atégorie</text:span></text:p>
          </table:table-cell>
          <table:table-cell table:style-name="Tableau2.A1" office:value-type="string">
            <text:p text:style-name="P31"><text:span text:style-name="T27">D</text:span><text:span text:style-name="T25">escription du risque</text:span></text:p>
          </table:table-cell>
          <table:table-cell table:style-name="Tableau2.A1" office:value-type="string">
            <text:p text:style-name="P31"><text:span text:style-name="T27">P</text:span><text:span text:style-name="T25">robabilité</text:span></text:p>
          </table:table-cell>
          <table:table-cell table:style-name="Tableau2.A1" office:value-type="string">
            <text:p text:style-name="P28"><text:span text:style-name="T27">G</text:span><text:span text:style-name="T25">ravité</text:span> </text:p>
          </table:table-cell>
          <table:table-cell table:style-name="Tableau2.E1" office:value-type="string">
            <text:p text:style-name="P31"><text:span text:style-name="T27">S</text:span><text:span text:style-name="T25">olution/Prévention</text:span></text:p>
          </table:table-cell>
        </table:table-row>
        <table:table-row>
          <table:table-cell table:style-name="Tableau2.A2" office:value-type="string">
            <text:p text:style-name="P30"><text:span text:style-name="T21">T</text:span><text:span text:style-name="T19">echnique (Matériel</text:span><text:span text:style-name="T21">)</text:span></text:p>
          </table:table-cell>
          <table:table-cell table:style-name="Tableau2.B2" office:value-type="string">
            <text:p text:style-name="P30"><text:span text:style-name="T24">D</text:span><text:span text:style-name="T22">éfaillance d’un capteur ou du Raspberry Pi : perte de connexion, coupure de courant, capteur défaillant empêchant la circulation des données.</text:span></text:p>
          </table:table-cell>
          <table:table-cell table:style-name="Tableau2.C2" office:value-type="string">
            <text:p text:style-name="P27"><text:span text:style-name="T21">M</text:span><text:span text:style-name="T19">oyenne</text:span></text:p>
          </table:table-cell>
          <table:table-cell table:style-name="Tableau2.D2" office:value-type="string">
            <text:p text:style-name="P27"><text:span text:style-name="T21">H</text:span><text:span text:style-name="T19">aute</text:span></text:p>
          </table:table-cell>
          <table:table-cell table:style-name="Tableau2.E2" office:value-type="string">
            <text:p text:style-name="P30"><text:span text:style-name="T24">L</text:span><text:span text:style-name="T22">e système horodate la dernière communication dans les Logs. En cas de délai anormal, une alerte est levée côté serveur.</text:span></text:p>
          </table:table-cell>
        </table:table-row>
        <table:table-row>
          <table:table-cell table:style-name="Tableau2.A2" office:value-type="string">
            <text:p text:style-name="P30"><text:span text:style-name="T21">T</text:span><text:span text:style-name="T19">echnique (SGBD)</text:span></text:p>
          </table:table-cell>
          <table:table-cell table:style-name="Tableau2.B3" office:value-type="string">
            <text:p text:style-name="P30"><text:span text:style-name="T24">I</text:span><text:span text:style-name="T22">ncohérence des données dans le SGBD (tables mal implémentées, données d’un capteur défectueux ou remplacé).</text:span></text:p>
          </table:table-cell>
          <table:table-cell table:style-name="Tableau2.C2" office:value-type="string">
            <text:p text:style-name="P27"><text:span text:style-name="T21">F</text:span><text:span text:style-name="T19">aible</text:span></text:p>
          </table:table-cell>
          <table:table-cell table:style-name="Tableau2.D3" office:value-type="string">
            <text:p text:style-name="P27"><text:span text:style-name="T19">Haute</text:span> </text:p>
          </table:table-cell>
          <table:table-cell table:style-name="Tableau2.E3" office:value-type="string">
            <text:p text:style-name="P30"><text:span text:style-name="T24">R</text:span><text:span text:style-name="T22">espect strict des règles de passage du MCD au MLD et utilisation de clés étrangères en SQL pour garantir l'intégrité référentielle.</text:span></text:p>
          </table:table-cell>
        </table:table-row>
        <table:table-row>
          <table:table-cell table:style-name="Tableau2.A2" office:value-type="string">
            <text:p text:style-name="P30"><text:span text:style-name="T21">T</text:span><text:span text:style-name="T19">echnique (Web)</text:span></text:p>
          </table:table-cell>
          <table:table-cell table:style-name="Tableau2.B4" office:value-type="string">
            <text:p text:style-name="P30"><text:span text:style-name="T24">V</text:span><text:span text:style-name="T22">ulnérabilité aux injections SQL depuis le site web, quelqu’un pourrait manipuler les données du SGBD.</text:span></text:p>
          </table:table-cell>
          <table:table-cell table:style-name="Tableau2.C2" office:value-type="string">
            <text:p text:style-name="P27"><text:span text:style-name="T21">M</text:span><text:span text:style-name="T19">oyenne</text:span></text:p>
          </table:table-cell>
          <table:table-cell table:style-name="Tableau2.D4" office:value-type="string">
            <text:p text:style-name="P27"><text:span text:style-name="T21">C</text:span><text:span text:style-name="T19">ritique</text:span> </text:p>
          </table:table-cell>
          <table:table-cell table:style-name="Tableau2.E4" office:value-type="string">
            <text:p text:style-name="P30"><text:span text:style-name="T24">U</text:span><text:span text:style-name="T22">tilisation de requêtes préparées (ex: PDO) en PHP pour sécuriser les échanges entre le Front-End et la base de données MariaDB.</text:span></text:p>
          </table:table-cell>
        </table:table-row>
        <table:table-row>
          <table:table-cell table:style-name="Tableau2.A2" office:value-type="string">
            <text:p text:style-name="P27"><text:span text:style-name="T21">S</text:span><text:span text:style-name="T19">écurité</text:span></text:p>
          </table:table-cell>
          <table:table-cell table:style-name="Tableau2.B5" office:value-type="string">
            <text:p text:style-name="P30"><text:span text:style-name="T24">A</text:span><text:span text:style-name="T22">ccès non autorisés : une personne qui tente d’ouvrir un casier sans autorisation.</text:span></text:p>
          </table:table-cell>
          <table:table-cell table:style-name="Tableau2.C2" office:value-type="string">
            <text:p text:style-name="P27"><text:span text:style-name="T21">F</text:span><text:span text:style-name="T19">aible</text:span></text:p>
          </table:table-cell>
          <table:table-cell table:style-name="Tableau2.D5" office:value-type="string">
            <text:p text:style-name="P27"><text:span text:style-name="T21">C</text:span><text:span text:style-name="T19">ritique</text:span></text:p>
          </table:table-cell>
          <table:table-cell table:style-name="Tableau2.E5" office:value-type="string">
            <text:p text:style-name="P30"><text:span text:style-name="T24">S</text:span><text:span text:style-name="T22">tockage sécurisé des accès via la colonne code_acces_hash</text:span><text:span text:style-name="T15"> </text:span><text:span text:style-name="T22">et verrouillage physique maintenu en cas de tentative échouée.</text:span></text:p>
          </table:table-cell>
        </table:table-row>
        <table:table-row>
          <table:table-cell table:style-name="Tableau2.A2" office:value-type="string">
            <text:p text:style-name="P27"><text:span text:style-name="T21">O</text:span><text:span text:style-name="T19">rganisationnel</text:span></text:p>
          </table:table-cell>
          <table:table-cell table:style-name="Tableau2.B6" office:value-type="string">
            <text:p text:style-name="P30"><text:span text:style-name="T24">R</text:span><text:span text:style-name="T22">etard dans le planning et retard dans le développement</text:span></text:p>
          </table:table-cell>
          <table:table-cell table:style-name="Tableau2.C2" office:value-type="string">
            <text:p text:style-name="P27"><text:span text:style-name="T21">F</text:span><text:span text:style-name="T19">orte</text:span></text:p>
          </table:table-cell>
          <table:table-cell table:style-name="Tableau2.D6" office:value-type="string">
            <text:p text:style-name="P27"><text:span text:style-name="T21">M</text:span><text:span text:style-name="T19">oyenne</text:span></text:p>
          </table:table-cell>
          <table:table-cell table:style-name="Tableau2.E6" office:value-type="string">
            <text:p text:style-name="P30"><text:span text:style-name="T24">S</text:span><text:span text:style-name="T22">uivi régulier via la planification des tâches (Gantt) et répartition claire des rôles (Front, Back, Matériel).</text:span></text:p>
          </table:table-cell>
        </table:table-row>
      </table:table>
      <text:p text:style-name="P7"/>
      <text:p text:style-name="P12">Tâches du projet</text:p>
      <text:p text:style-name="P5"/>
      <text:p text:style-name="P14"/>
      <text:p text:style-name="P7"><text:tab/>Texte texte texte texte texte texte text blablablbalbalablablablablabla blabla blu blu bli bli blo blo</text:p>
      <text:p text:style-name="P12">Planification et suivi des tâches</text:p>
      <text:p text:style-name="P5"/>
      <text:p text:style-name="P14"/>
      <text:p text:style-name="P7"><text:tab/>Texte texte texte texte texte texte text blablablbalbalablablablablabla blabla blu blu bli bli blo blo</text:p>
      <text:p text:style-name="P8">Texte texte texte texte texte texte text blablablbalbalablablablablabla blabla blu blu bli bli blo blo</text:p>
      <text:p text:style-name="P12">Organisation de l’équipe</text:p>
      <text:p text:style-name="P5"/>
      <text:p text:style-name="P14"/>
      <text:p text:style-name="P7"><text:tab/>Texte texte texte texte texte texte text blablablbalbalablablablablabla blabla blu blu bli bli blo blo</text:p>
      <text:p text:style-name="P12">Gestion de la documentation</text:p>
      <text:p text:style-name="P5"/>
      <text:p text:style-name="P14"/>
      <text:p text:style-name="P7"><text:tab/>Texte texte texte texte texte texte text blablablbalbalablablablablabla blabla blu blu bli bli blo blo</text:p>
      <text:p text:style-name="P12">Analyse critique du</text:p>
      <text:p text:style-name="P13">déroulement du projet</text:p>
      <text:p text:style-name="P5"/>
      <text:p text:style-name="P14"/>
      <text:p text:style-name="P7"><text:tab/>Texte texte texte texte texte texte text blablablbalbalablablablablabla blabla blu blu bli bli blo b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27T16:22:03.332000000</dc:date>
    <meta:editing-duration>PT55M45S</meta:editing-duration>
    <meta:editing-cycles>5</meta:editing-cycles>
    <meta:generator>LibreOffice/7.4.3.2$Windows_X86_64 LibreOffice_project/1048a8393ae2eeec98dff31b5c133c5f1d08b890</meta:generator>
    <meta:document-statistic meta:table-count="2" meta:image-count="0" meta:object-count="0" meta:page-count="11" meta:paragraph-count="109" meta:word-count="870" meta:character-count="5851" meta:non-whitespace-character-count="5080"/>
  </office:meta>
</office:document-meta>
</file>